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0f8f" officeooo:paragraph-rsid="000e0f8f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e0f8f" officeooo:paragraph-rsid="000e0f8f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officeooo:rsid="000e0f8f" officeooo:paragraph-rsid="000e0f8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8pt" officeooo:rsid="000e0f8f" officeooo:paragraph-rsid="000e0f8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e0f8f" officeooo:paragraph-rsid="000fd65c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fd65c" officeooo:paragraph-rsid="000fd65c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fd65c" officeooo:paragraph-rsid="00125045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3deb5" officeooo:paragraph-rsid="0013deb5" style:font-size-asian="15.75pt" style:font-size-complex="18pt"/>
    </style:style>
    <style:style style:name="T1" style:family="text">
      <style:text-properties officeooo:rsid="000fd65c"/>
    </style:style>
    <style:style style:name="T2" style:family="text">
      <style:text-properties officeooo:rsid="001077fe"/>
    </style:style>
    <style:style style:name="T3" style:family="text">
      <style:text-properties officeooo:rsid="0011f4d9"/>
    </style:style>
    <style:style style:name="T4" style:family="text">
      <style:text-properties officeooo:rsid="0014e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3 Linerization</text:p>
      <text:p text:style-name="P1"/>
      <text:p text:style-name="P2"><text:s text:c="5"/>O</text:p>
      <text:p text:style-name="P2"><text:s text:c="5"/>/|\</text:p>
      <text:p text:style-name="P2"><text:s text:c="4"/>D E F</text:p>
      <text:p text:style-name="P2"><text:s text:c="4"/>| <text:s/>| \</text:p>
      <text:p text:style-name="P2"><text:s text:c="4"/>B <text:s text:c="2"/>C</text:p>
      <text:p text:style-name="P2"><text:s text:c="5"/>\ /</text:p>
      <text:p text:style-name="P2"><text:s text:c="6"/>A</text:p>
      <text:p text:style-name="P3"/>
      <text:p text:style-name="P4">MRO of O [<text:span text:style-name="T1">O,object]</text:span></text:p>
      <text:p text:style-name="P4">MRO of D [<text:span text:style-name="T1">D,O,object]</text:span></text:p>
      <text:p text:style-name="P5">MRO of <text:span text:style-name="T1">E</text:span> [<text:span text:style-name="T1">E,O,object</text:span>]</text:p>
      <text:p text:style-name="P5">MRO of <text:span text:style-name="T1">F</text:span> [<text:span text:style-name="T1">F,O,object</text:span>]</text:p>
      <text:p text:style-name="P5">MRO of <text:span text:style-name="T1">B [B,D,E</text:span><text:span text:style-name="T2">,O,object</text:span><text:span text:style-name="T1">] </text:span></text:p>
      <text:p text:style-name="P6">MRO of C <text:span text:style-name="T2">[C,E,F,O,object]</text:span></text:p>
      <text:p text:style-name="P6"/>
      <text:p text:style-name="P8">result = []</text:p>
      <text:p text:style-name="P8">Mro of A is [A,Mro(B),Mro(C)] = Head of Mro(B) and Mro(C) is B,C <text:s/>, result = [A,B,C] <text:s/>, Mro(B) is [D,E,O,object] , Mro(C) is [E,F,O,object] Mro(B) head is D , Mro(C) head is E result is [A,B,C,D,E] Mro(B) is [E,O,object] Mro(C) is <text:span text:style-name="T4">[F,O,object] Head of Mro(B) is E , Head of Mro(C) is F, E is in result list add only F , result is [A,B,C,D,E,F] Mro(B) is [O,object] Mro(C) is [O,object] Head of Mro(B) is O Head of Mro(C) is O add only one <text:s/></text:span><text:soft-page-break/><text:span text:style-name="T4">O result is [A,B,C,D,E,F,O] <text:s/>Mro(B) is [object] Mro(C) is [object] head of Mro(B) is object head of Mro(C)</text:span> <text:span text:style-name="T4">is object too add only one object result is [A.B,C,D,E,F,O,object]</text:span></text:p>
      <text:p text:style-name="P7"/>
      <text:p text:style-name="P6">MRO of A [<text:span text:style-name="T3">A,B,C,D,E,F,O,object</text:span>] 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y" fo:country="A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y" fo:country="A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09:57:54.500473913</meta:creation-date>
    <dc:date>2024-09-28T11:06:26.959081285</dc:date>
    <meta:editing-duration>PT25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159" meta:character-count="862" meta:non-whitespace-character-count="677"/>
  </office:meta>
</office:document-meta>
</file>